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</office:automatic-styles>
  <office:body>
    <office:text text:use-soft-page-breaks="true">
      <text:p text:style-name="P1">Fennex Meeting Minutes –<text:s/>28/10/2024</text:p>
      <text:p text:style-name="Normal">Time:<text:s/>18:00</text:p>
      <text:p text:style-name="Normal">Attending:<text:s/>Admin Architects – Full Group</text:p>
      <text:p text:style-name="Normal"/>
      <text:p text:style-name="Normal">Meeting Summary:</text:p>
      <text:list text:style-name="LFO1" text:continue-numbering="true">
        <text:list-item>
          <text:p text:style-name="P2">Brief results of personal research</text:p>
        </text:list-item>
        <text:list-item>
          <text:p text:style-name="P3">Discussion of plans moving forwards</text:p>
          <text:list text:continue-numbering="true">
            <text:list-item>
              <text:p text:style-name="P4">Made check list</text:p>
            </text:list-item>
          </text:list>
        </text:list-item>
        <text:list-item>
          <text:p text:style-name="P5">Finalised<text:s/>List<text:s/>of<text:s/>Functional requirement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W STEWART (2316979)</meta:initial-creator>
    <dc:creator>ANDREW STEWART (2316979)</dc:creator>
    <meta:creation-date>2024-10-28T18:37:00Z</meta:creation-date>
    <dc:date>2024-10-28T19:34:00Z</dc:date>
    <meta:template xlink:href="Normal" xlink:type="simple"/>
    <meta:editing-cycles>2</meta:editing-cycles>
    <meta:editing-duration>PT3360S</meta:editing-duration>
    <meta:document-statistic meta:page-count="1" meta:paragraph-count="1" meta:word-count="35" meta:character-count="236" meta:row-count="1" meta:non-whitespace-character-count="202"/>
  </office:meta>
</office:document-meta>
</file>